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6.608cm" fo:margin-left="-0.191cm" fo:margin-right="-0.182cm" table:align="margins" style:writing-mode="lr-tb"/>
    </style:style>
    <style:style style:name="Table1.A" style:family="table-column">
      <style:table-column-properties style:column-width="4.579cm" style:rel-column-width="11278*"/>
    </style:style>
    <style:style style:name="Table1.B" style:family="table-column">
      <style:table-column-properties style:column-width="6.211cm" style:rel-column-width="15296*"/>
    </style:style>
    <style:style style:name="Table1.C" style:family="table-column">
      <style:table-column-properties style:column-width="5.484cm" style:rel-column-width="13506*"/>
    </style:style>
    <style:style style:name="Table1.D" style:family="table-column">
      <style:table-column-properties style:column-width="4.912cm" style:rel-column-width="12099*"/>
    </style:style>
    <style:style style:name="Table1.E" style:family="table-column">
      <style:table-column-properties style:column-width="5.422cm" style:rel-column-width="1335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SamplesTable" style:family="table">
      <style:table-properties style:width="26.412cm" fo:margin-left="-0.176cm" fo:margin-right="0cm" table:align="margins" style:writing-mode="lr-tb"/>
    </style:style>
    <style:style style:name="SamplesTable.A" style:family="table-column">
      <style:table-column-properties style:column-width="3.362cm" style:rel-column-width="8341*"/>
    </style:style>
    <style:style style:name="SamplesTable.B" style:family="table-column">
      <style:table-column-properties style:column-width="2.06cm" style:rel-column-width="5111*"/>
    </style:style>
    <style:style style:name="SamplesTable.C" style:family="table-column">
      <style:table-column-properties style:column-width="4.623cm" style:rel-column-width="11471*"/>
    </style:style>
    <style:style style:name="SamplesTable.D" style:family="table-column">
      <style:table-column-properties style:column-width="2.432cm" style:rel-column-width="6035*"/>
    </style:style>
    <style:style style:name="SamplesTable.E" style:family="table-column">
      <style:table-column-properties style:column-width="2.798cm" style:rel-column-width="6941*"/>
    </style:style>
    <style:style style:name="SamplesTable.F" style:family="table-column">
      <style:table-column-properties style:column-width="2.401cm" style:rel-column-width="5956*"/>
    </style:style>
    <style:style style:name="SamplesTable.G" style:family="table-column">
      <style:table-column-properties style:column-width="1.464cm" style:rel-column-width="3632*"/>
    </style:style>
    <style:style style:name="SamplesTable.H" style:family="table-column">
      <style:table-column-properties style:column-width="2.42cm" style:rel-column-width="6004*"/>
    </style:style>
    <style:style style:name="SamplesTable.I" style:family="table-column">
      <style:table-column-properties style:column-width="2.589cm" style:rel-column-width="6424*"/>
    </style:style>
    <style:style style:name="SamplesTable.J" style:family="table-column">
      <style:table-column-properties style:column-width="2.265cm" style:rel-column-width="5620*"/>
    </style:style>
    <style:style style:name="SamplesTable.1" style:family="table-row">
      <style:table-row-properties style:keep-together="true" fo:keep-together="auto"/>
    </style:style>
    <style:style style:name="SamplesTable.A1" style:family="table-cell">
      <style:table-cell-properties fo:background-color="transparent" fo:padding-left="0.191cm" fo:padding-right="0.191cm" fo:padding-top="0cm" fo:padding-bottom="0cm" fo:border="0.018cm solid #00000a">
        <style:background-image/>
      </style:table-cell-properties>
    </style:style>
    <style:style style:name="SamplesTable.C1" style:family="table-cell">
      <style:table-cell-properties fo:background-color="transparent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3" style:family="table">
      <style:table-properties style:width="8.199cm" fo:margin-left="-0.191cm" fo:margin-right="18.228cm" table:align="margins" style:writing-mode="lr-tb"/>
    </style:style>
    <style:style style:name="Table3.A" style:family="table-column">
      <style:table-column-properties style:column-width="6.862cm" style:rel-column-width="54847*"/>
    </style:style>
    <style:style style:name="Table3.B" style:family="table-column">
      <style:table-column-properties style:column-width="1.337cm" style:rel-column-width="10688*"/>
    </style:style>
    <style:style style:name="Table3.1" style:family="table-row">
      <style:table-row-properties style:min-row-height="1.256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ContactTable" style:family="table">
      <style:table-properties style:width="26.236cm" table:align="margins" style:writing-mode="lr-tb"/>
    </style:style>
    <style:style style:name="ContactTable.A" style:family="table-column">
      <style:table-column-properties style:column-width="5.292cm" style:rel-column-width="13218*"/>
    </style:style>
    <style:style style:name="ContactTable.B" style:family="table-column">
      <style:table-column-properties style:column-width="20.944cm" style:rel-column-width="52317*"/>
    </style:style>
    <style:style style:name="Contac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tactTable.B1" style:family="table-cell">
      <style:table-cell-properties fo:padding="0.097cm" fo:border="0.002cm solid #000000"/>
    </style:style>
    <style:style style:name="Table5" style:family="table">
      <style:table-properties style:width="10.507cm" fo:margin-left="-0.191cm" fo:margin-right="15.919cm" table:align="margins" style:writing-mode="lr-tb"/>
    </style:style>
    <style:style style:name="Table5.A" style:family="table-column">
      <style:table-column-properties style:column-width="6.833cm" style:rel-column-width="42619*"/>
    </style:style>
    <style:style style:name="Table5.B" style:family="table-column">
      <style:table-column-properties style:column-width="3.674cm" style:rel-column-width="22916*"/>
    </style:style>
    <style:style style:name="Table5.1" style:family="table-row">
      <style:table-row-properties style:min-row-height="0.589cm"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Header">
      <style:paragraph-properties fo:margin-left="5.08cm" fo:margin-right="0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SAMPLE DELIVERY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Contact name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4" office:value-type="string">
            <text:p text:style-name="P7">Full address:</text:p>
          </table:table-cell>
          <table:table-cell table:style-name="Table1.A1" office:value-type="string">
            <text:p text:style-name="P7">Contact telephone number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Job title</text:p>
          </table:table-cell>
          <table:table-cell table:style-name="Table1.A1" office:value-type="string">
            <text:p text:style-name="P7"/>
          </table:table-cell>
          <table:covered-table-cell/>
          <table:table-cell table:style-name="Table1.A1" office:value-type="string">
            <text:p text:style-name="P7">E-mail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econdary contact name</text:p>
          </table:table-cell>
          <table:table-cell table:style-name="Table1.A1" office:value-type="string">
            <text:p text:style-name="P7"/>
          </table:table-cell>
          <table:covered-table-cell/>
          <table:table-cell table:style-name="Table1.A1" office:value-type="string">
            <text:p text:style-name="P7">Quotation number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Institution</text:p>
          </table:table-cell>
          <table:table-cell table:style-name="Table1.A1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</table:table-row>
      </table:table>
      <text:p text:style-name="P2"/>
      <text:p text:style-name="P4">Sample information (please complete all sections)</text:p>
      <text:p text:style-name="P6"/>
      <text:list xml:id="list1120258138" text:style-name="L1">
        <text:list-header>
          <text:p text:style-name="P14"/>
        </text:list-header>
      </text:list>
      <table:table table:name="SamplesTable" table:style-name="SamplesTable">
        <table:table-column table:style-name="SamplesTable.A"/>
        <table:table-column table:style-name="SamplesTable.B"/>
        <table:table-column table:style-name="SamplesTable.C"/>
        <table:table-column table:style-name="SamplesTable.D"/>
        <table:table-column table:style-name="SamplesTable.E"/>
        <table:table-column table:style-name="SamplesTable.F"/>
        <table:table-column table:style-name="SamplesTable.G"/>
        <table:table-column table:style-name="SamplesTable.H"/>
        <table:table-column table:style-name="SamplesTable.I"/>
        <table:table-column table:style-name="SamplesTable.J"/>
        <table:table-row table:style-name="SamplesTable.1">
          <table:table-cell table:style-name="SamplesTable.A1" office:value-type="string">
            <text:p text:style-name="P9">Sample alias</text:p>
          </table:table-cell>
          <table:table-cell table:style-name="SamplesTable.A1" office:value-type="string">
            <text:p text:style-name="P9">Species</text:p>
          </table:table-cell>
          <table:table-cell table:style-name="SamplesTable.C1" office:value-type="string">
            <text:p text:style-name="P9">Barcode used</text:p>
          </table:table-cell>
          <table:table-cell table:style-name="SamplesTable.A1" office:value-type="string">
            <text:p text:style-name="P9">Sample type</text:p>
          </table:table-cell>
          <table:table-cell table:style-name="SamplesTable.A1" office:value-type="string">
            <text:p text:style-name="P9">Your Sample Reference</text:p>
          </table:table-cell>
          <table:table-cell table:style-name="SamplesTable.A1" office:value-type="string">
            <text:p text:style-name="P9">Concentration (ng / uL)</text:p>
          </table:table-cell>
          <table:table-cell table:style-name="SamplesTable.A1" office:value-type="string">
            <text:p text:style-name="P9">Sample volume (uL)</text:p>
          </table:table-cell>
          <table:table-cell table:style-name="SamplesTable.A1" office:value-type="string">
            <text:p text:style-name="P9">Quantification method</text:p>
          </table:table-cell>
          <table:table-cell table:style-name="SamplesTable.A1" office:value-type="string">
            <text:p text:style-name="P9">Documentation provided</text:p>
          </table:table-cell>
          <table:table-cell table:style-name="SamplesTable.A1" office:value-type="string">
            <text:p text:style-name="P9">Any additional information (e.g. nuclear prep, total RNA, mRNA)</text:p>
          </table:table-cell>
        </table:table-row>
      </table:table>
      <text:p text:style-name="Footer"/>
      <text:section text:style-name="Sect1" text:name="TextSection"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Checklist for items to send<text:tab/><text:tab/> <text:s text:c="4"/></text:p>
        <text:p text:style-name="P4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7">Sample tubes with barcodes attached</text:p>
            </table:table-cell>
            <table:table-cell table:style-name="Table3.A1" office:value-type="string">
              <text:p text:style-name="P8"/>
            </table:table-cell>
          </table:table-row>
          <table:table-row table:style-name="Table3.1">
            <table:table-cell table:style-name="Table3.A1" office:value-type="string">
              <text:p text:style-name="P7">Purchase order, if appropriate</text:p>
            </table:table-cell>
            <table:table-cell table:style-name="Table3.A1" office:value-type="string">
              <text:p text:style-name="P8"/>
            </table:table-cell>
          </table:table-row>
          <table:table-row table:style-name="Table3.1">
            <table:table-cell table:style-name="Table3.A1" office:value-type="string">
              <text:p text:style-name="P7">Copy of signed quotation</text:p>
            </table:table-cell>
            <table:table-cell table:style-name="Table3.A1" office:value-type="string">
              <text:p text:style-name="P8"/>
            </table:table-cell>
          </table:table-row>
        </table:table>
        <text:p text:style-name="P10"/>
        <text:p text:style-name="P11">Contacts</text:p>
        <text:p text:style-name="P10"/>
        <table:table table:name="ContactTable" table:style-name="ContactTable">
          <table:table-column table:style-name="ContactTable.A"/>
          <table:table-column table:style-name="ContactTable.B"/>
          <table:table-row>
            <table:table-cell table:style-name="ContactTable.A1" office:value-type="string">
              <text:p text:style-name="P10">Your primary contact is: </text:p>
            </table:table-cell>
            <table:table-cell table:style-name="ContactTable.B1" office:value-type="string">
              <text:p text:style-name="P12"/>
            </table:table-cell>
          </table:table-row>
        </table:table>
        <text:p text:style-name="P10"/>
        <text:p text:style-name="P2"><draw:rect text:anchor-type="paragraph" draw:z-index="0" draw:style-name="gr1" draw:text-style-name="P15" svg:width="0.698cm" svg:height="0.698cm" svg:x="19.782cm" svg:y="0.413cm"><text:p/></draw:rect></text:p>
      </text:section>
      <text:section text:style-name="Sect1" text:name="Section1">
        <text:p text:style-name="P5">Please tick the box to confirm that the samples are non-hazardous and you have sought ethical approval if required:</text:p>
        <text:p text:style-name="P4"/>
        <text:p text:style-name="P4"><draw:line text:anchor-type="paragraph" draw:z-index="1" draw:style-name="gr2" draw:text-style-name="P15" svg:x1="0.005cm" svg:y1="0.326cm" svg:x2="26.238cm" svg:y2="0.326cm"><text:p/></draw:line></text:p>
        <text:p text:style-name="P4">For internal use only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7">Number of samples received</text:p>
            </table:table-cell>
            <table:table-cell table:style-name="Table5.A1" office:value-type="string">
              <text:p text:style-name="P7"/>
            </table:table-cell>
          </table:table-row>
          <table:table-row table:style-name="Table5.1">
            <table:table-cell table:style-name="Table5.A1" office:value-type="string">
              <text:p text:style-name="P7">Barcodes checked</text:p>
            </table:table-cell>
            <table:table-cell table:style-name="Table5.A1" office:value-type="string">
              <text:p text:style-name="P7"/>
            </table:table-cell>
          </table:table-row>
          <table:table-row table:style-name="Table5.1">
            <table:table-cell table:style-name="Table5.A1" office:value-type="string">
              <text:p text:style-name="P7">Name</text:p>
            </table:table-cell>
            <table:table-cell table:style-name="Table5.A1" office:value-type="string">
              <text:p text:style-name="P7"/>
            </table:table-cell>
          </table:table-row>
          <table:table-row table:style-name="Table5.1">
            <table:table-cell table:style-name="Table5.A1" office:value-type="string">
              <text:p text:style-name="P7">Signature</text:p>
            </table:table-cell>
            <table:table-cell table:style-name="Table5.A1" office:value-type="string">
              <text:p text:style-name="P7"/>
            </table:table-cell>
          </table:table-row>
          <table:table-row table:style-name="Table5.1">
            <table:table-cell table:style-name="Table5.A1" office:value-type="string">
              <text:p text:style-name="P7">Date received</text:p>
            </table:table-cell>
            <table:table-cell table:style-name="Table5.A1" office:value-type="string">
              <text:p text:style-name="P7"/>
            </table:table-cell>
          </table:table-row>
          <table:table-row table:style-name="Table5.1">
            <table:table-cell table:style-name="Table5.A1" office:value-type="string">
              <text:p text:style-name="P7">JIRA ticket number</text:p>
            </table:table-cell>
            <table:table-cell table:style-name="Table5.A1" office:value-type="string">
              <text:p text:style-name="P7"/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/>
      <style:text-properties style:font-name="Times New Roman" fo:font-size="24pt" fo:font-weight="bold" style:letter-kerning="true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5.08cm" fo:margin-right="0cm" fo:text-indent="0cm" style:auto-text-indent="false"/>
    </style:style>
    <style:page-layout style:name="Mpm1">
      <style:page-layout-properties fo:page-width="29.7cm" fo:page-height="21.001cm" style:num-format="1" style:print-orientation="landscape" fo:margin-top="0cm" fo:margin-bottom="1.251cm" fo:margin-left="2.54cm" fo:margin-right="0.924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01cm" fo:margin-left="0cm" fo:margin-right="0cm" fo:margin-bottom="2.302cm" style:dynamic-spacing="true"/>
      </style:header-style>
      <style:footer-style>
        <style:header-footer-properties fo:min-height="1.15cm" fo:margin-left="0cm" fo:margin-right="0cm" fo:margin-top="1.0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64"/><text:tab/> <text:s text:c="3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ha Stanbridge (TGAC)</meta:initial-creator>
    <dc:creator>Robert Davey</dc:creator>
    <meta:editing-cycles>50</meta:editing-cycles>
    <meta:print-date>2011-08-09T13:11:00</meta:print-date>
    <meta:creation-date>2011-08-09T11:26:00</meta:creation-date>
    <dc:date>2012-06-21T15:14:39</dc:date>
    <meta:editing-duration>PT5H50M52S</meta:editing-duration>
    <meta:generator>OpenOffice.org/3.3$Linux OpenOffice.org_project/330m20$Build-9567</meta:generator>
    <meta:document-statistic meta:table-count="5" meta:image-count="0" meta:object-count="0" meta:page-count="2" meta:paragraph-count="35" meta:word-count="114" meta:character-count="867"/>
    <meta:user-defined meta:name="AppVersion">12.0000</meta:user-defined>
    <meta:user-defined meta:name="Company">NB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